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indent="0in"/>
    </style:style>
    <style:style style:name="P3" style:parent-style-name="Listenabsatz" style:list-style-name="LFO1" style:family="paragraph"/>
    <style:style style:name="P4" style:parent-style-name="Listenabsatz" style:list-style-name="LFO1" style:family="paragraph"/>
    <style:style style:name="P5" style:parent-style-name="Listenabsatz" style:list-style-name="LFO1" style:family="paragraph"/>
    <style:style style:name="P6" style:parent-style-name="Listenabsatz" style:list-style-name="LFO1" style:family="paragraph"/>
    <style:style style:name="P7" style:parent-style-name="Listenabsatz" style:list-style-name="LFO1" style:family="paragraph"/>
    <style:style style:name="T8" style:parent-style-name="Absatz-Standardschriftart" style:family="text">
      <style:text-properties style:font-name="Segoe UI Emoji" style:font-name-asian="Segoe UI Emoji" style:font-name-complex="Segoe UI Emoji"/>
    </style:style>
    <style:style style:name="P9" style:parent-style-name="Standard" style:family="paragraph">
      <style:paragraph-properties fo:margin-left="0.4916in" fo:text-indent="0in">
        <style:tab-stops/>
      </style:paragraph-properties>
    </style:style>
    <style:style style:name="P10" style:parent-style-name="Listenabsatz" style:list-style-name="LFO1" style:family="paragraph"/>
    <style:style style:name="P11" style:parent-style-name="Listenabsatz" style:list-style-name="LFO1" style:family="paragraph"/>
    <style:style style:name="P12" style:parent-style-name="Listenabsatz" style:list-style-name="LFO1" style:family="paragraph"/>
    <style:style style:name="P13" style:parent-style-name="Listenabsatz" style:list-style-name="LFO1" style:family="paragraph"/>
    <style:style style:name="P14" style:parent-style-name="Standard" style:family="paragraph">
      <style:paragraph-properties fo:margin-left="0in" fo:text-indent="0in">
        <style:tab-stops/>
      </style:paragraph-properties>
    </style:style>
    <style:style style:name="P15" style:parent-style-name="Standard" style:family="paragraph">
      <style:paragraph-properties fo:margin-left="0in" fo:text-indent="0in">
        <style:tab-stops/>
      </style:paragraph-properties>
    </style:style>
    <style:style style:name="P16" style:parent-style-name="Standard" style:family="paragraph">
      <style:paragraph-properties fo:margin-left="0in" fo:text-indent="0in">
        <style:tab-stops/>
      </style:paragraph-properties>
    </style:style>
    <style:style style:name="P17" style:parent-style-name="Standard" style:family="paragraph">
      <style:paragraph-properties fo:margin-left="0in" fo:text-indent="0in">
        <style:tab-stops/>
      </style:paragraph-properties>
    </style:style>
    <style:style style:name="P18" style:parent-style-name="Standard" style:family="paragraph">
      <style:paragraph-properties fo:margin-left="0in" fo:text-indent="0in">
        <style:tab-stops/>
      </style:paragraph-properties>
    </style:style>
    <style:style style:name="P19" style:parent-style-name="Standard" style:family="paragraph">
      <style:paragraph-properties fo:margin-left="0in" fo:text-indent="0in">
        <style:tab-stops/>
      </style:paragraph-properties>
    </style:style>
  </office:automatic-styles>
  <office:body>
    <office:text text:use-soft-page-breaks="true">
      <text:p text:style-name="P1">Feigensalat mit Schinken</text:p>
      <text:p text:style-name="Standard">Zutaten:</text:p>
      <text:p text:style-name="P2">Für den Salat:</text:p>
      <text:list text:style-name="LFO1" text:continue-numbering="true">
        <text:list-item>
          <text:p text:style-name="P3">2 Hände voll mit gemischten Blattsalaten</text:p>
        </text:list-item>
        <text:list-item>
          <text:p text:style-name="P4">10 schwarze Oliven mit Kern</text:p>
        </text:list-item>
        <text:list-item>
          <text:p text:style-name="P5">10 Rispenparadeiser</text:p>
        </text:list-item>
        <text:list-item>
          <text:p text:style-name="P6">10 hauchdünne Scheiden luftgetrockneten rohen Schinken</text:p>
        </text:list-item>
        <text:list-item>
          <text:p text:style-name="P7">4 Feigen ohne Ohr<text:s/><text:span text:style-name="T8">😉</text:span></text:p>
        </text:list-item>
      </text:list>
      <text:p text:style-name="P9">Für die Sauce:</text:p>
      <text:list text:style-name="LFO1" text:continue-numbering="true">
        <text:list-item>
          <text:p text:style-name="P10">4 EL<text:s/>Olivenöl</text:p>
        </text:list-item>
        <text:list-item>
          <text:p text:style-name="P11">2 EL Rotweinessig</text:p>
        </text:list-item>
        <text:list-item>
          <text:p text:style-name="P12">Salz und schwarzer Pfeffer</text:p>
        </text:list-item>
        <text:list-item>
          <text:p text:style-name="P13">1 TL Oberskren</text:p>
        </text:list-item>
      </text:list>
      <text:p text:style-name="P14"/>
      <text:p text:style-name="P15">Wir beginnen mit dem Salat:</text:p>
      <text:p text:style-name="P16">Zuerst wäschst du den Salat und schleuderst ihn danach trocken. Anschließend verteilst du ihn auf 2 Teller. Im nächsten Schritt wäschst und trocknest du die Feigen und entfernst anschließend den Stielansatz. Als nächstes schneidest du die Früchte in Spalten und drapierst sie auf den Salat. Im letzten Schritt des Salates musst du den Salat einfach mit dem gerollten Schinken garnieren.</text:p>
      <text:p text:style-name="P17"/>
      <text:p text:style-name="P18">Jetzt zur Sauce:</text:p>
      <text:p text:style-name="P19">Alle<text:s/>Zutaten in ein am besten verschraub bares Glas werfen und kräftig durchwürzen. Und nun schon zum letzten Schritt einfach großzügig sein und des über den Salat kipp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margin-left="0.4958in" fo:text-indent="-0.2479in" fo:background-color="transparent" style:tab-stop-distance="0.4916in">
        <style:tab-stops/>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style:tab-stops>
          <style:tab-stop style:type="center" style:position="2.6541in"/>
          <style:tab-stop style:type="right" style:position="5.8041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2.6541in"/>
          <style:tab-stop style:type="right" style:position="5.8041in"/>
        </style:tab-stops>
      </style:paragraph-properties>
      <style:text-properties fo:hyphenate="false"/>
    </style:style>
    <style:style style:name="FußzeileZchn" style:display-name="Fußzeile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2-17T14:21:00Z</meta:creation-date>
    <dc:date>2019-11-19T18:06:00Z</dc:date>
    <meta:template xlink:href="Normal" xlink:type="simple"/>
    <meta:editing-cycles>2</meta:editing-cycles>
    <meta:editing-duration>PT0S</meta:editing-duration>
    <meta:document-statistic meta:page-count="1" meta:paragraph-count="1" meta:word-count="124" meta:character-count="908" meta:row-count="6" meta:non-whitespace-character-count="785"/>
  </office:meta>
</office:document-meta>
</file>